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da" fo:country="DK" officeooo:rsid="000843a5" officeooo:paragraph-rsid="000843a5"/>
    </style:style>
    <style:style style:name="P2" style:family="paragraph" style:parent-style-name="Standard">
      <style:text-properties fo:language="da" fo:country="DK" officeooo:rsid="000843a5" officeooo:paragraph-rsid="00086f61"/>
    </style:style>
    <style:style style:name="P3" style:family="paragraph" style:parent-style-name="Standard">
      <style:text-properties fo:language="da" fo:country="DK" officeooo:rsid="000843a5" officeooo:paragraph-rsid="000b0b27"/>
    </style:style>
    <style:style style:name="P4" style:family="paragraph" style:parent-style-name="Standard">
      <style:text-properties fo:language="da" fo:country="DK" officeooo:rsid="000843a5" officeooo:paragraph-rsid="000bb766"/>
    </style:style>
    <style:style style:name="P5" style:family="paragraph" style:parent-style-name="Standard">
      <style:text-properties fo:language="da" fo:country="DK" officeooo:rsid="00086f61" officeooo:paragraph-rsid="00086f61"/>
    </style:style>
    <style:style style:name="P6" style:family="paragraph" style:parent-style-name="Standard">
      <style:text-properties fo:language="da" fo:country="DK" officeooo:rsid="000b0b27" officeooo:paragraph-rsid="000b0b27"/>
    </style:style>
    <style:style style:name="T1" style:family="text">
      <style:text-properties officeooo:rsid="00086f61"/>
    </style:style>
    <style:style style:name="T2" style:family="text">
      <style:text-properties officeooo:rsid="000b0b27"/>
    </style:style>
    <style:style style:name="T3" style:family="text">
      <style:text-properties officeooo:rsid="000bb76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 fattigste lande:<text:line-break/>1. Hvordan hjælper Danmark de fattigste lande, og hvilke former for hjælp kan der være tale om?</text:p>
      <text:p text:style-name="P2"><text:tab/>Ulandsbistand, til de fattiste lande. Fx Uddannelsesprogrammer, landbrugsprogrammer eller <text:tab/>sundhedsprogrammer<text:line-break/>2. Hvad er HDI, og hvordan beregnes det?</text:p>
      <text:p text:style-name="P2"><text:tab/><text:span text:style-name="T1">Human Development Index </text:span></text:p>
      <text:p text:style-name="P2"><text:tab/><text:span text:style-name="T1">beregnes fra middellevetid, antallet af mennesker der kan læse og skrive, befolkningens økonimiske mulighed for at få opfyldt elementære behov. </text:span></text:p>
      <text:p text:style-name="P2"><text:tab/><text:span text:style-name="T1">Tallet går mellem 0 og 1</text:span><text:line-break/><text:tab/></text:p>
      <text:p text:style-name="P2"><text:line-break/>Afrika syd for Sahara:<text:line-break/>3. Hvilken forhistorie har europæerne i Afrika, og spiller det en rolle for den fattigdomsproblematik, som stadig i dag præger Afrika?</text:p>
      <text:p text:style-name="P5">Fordi europærerne expoterede alle resourcerne og derfor tjente europæerne alle pengene og ikke Afrika.</text:p>
      <text:p text:style-name="P5"/>
      <text:p text:style-name="P2">4. Sammenlign befolkningstilvæksten i Afrika med andre kontinenter (figur nederst side 41) og forklar hvilke årsager der er til, at der stadig er en høj befolkningstilvækst i Afrika (brug gerne den demografiske transitionsmodel til at forklare dette).</text:p>
      <text:p text:style-name="P2"><text:line-break/><text:line-break/>Det globale marked:<text:line-break/>5. Hvordan kan EU´s landbrugspolitik spænde ben for Afrikanske virksomheders muligheder for at tjene penge på landbrugsprodukter?</text:p>
      <text:p text:style-name="P2"><text:span text:style-name="T1">De rige lande, for flere penge, så de på den måde kan sælge deres ting billigere end de andre selv på verdens markedet, og derfor er der ingen konkurrence, da de rige lande udkonkurrere de andre lande, med prisen og kvaliteten.</text:span><text:line-break/>6. Er der fair handel på verdensmarkedet i dag? - uanset hvad du mener skal du begrunde det!<text:line-break/><text:span text:style-name="T1">Fair? Det er svært at svare på fordi det kommer an på hvordan man ser på det. </text:span></text:p>
      <text:p text:style-name="P2"/>
      <text:p text:style-name="P3"><text:line-break/>Mellemindkomstlandene:<text:line-break/>7. Hvad er et mellemindkomstland, og hvad karakteriserer ofte sådanne landes lovgivning og lønninger til de ansatte i produktionsvirksomhederne?</text:p>
      <text:p text:style-name="P6">Leve vilkårene er bedre end i de fattige lande, hvor de ansætte kan få en lav løn iforhold til Danmark og andre rige lande. <text:s/></text:p>
      <text:p text:style-name="P3">8. Hvad er en frizone?</text:p>
      <text:p text:style-name="P4"><text:tab/><text:span text:style-name="T2">En frizone er et særligt industriområde med fabrikker og moderne infrastruktur. Ofte er der ingen regler for miljø- og arbejdsforhold i frizonon, og virksomhederne betaler ikke skat</text:span><text:line-break/><text:line-break/>Kina og Indien:<text:line-break/>9. Hvor søger de mennesker, som ikke kan finde arbejde i landbruget i Indien ofte hen?</text:p>
      <text:p text:style-name="P4"><text:span text:style-name="T3">De søger ind til byerne for at få ufaglært arejde i industrien. </text:span><text:line-break/>10. Hvor er de store byer i Kina i dag placeret, og hvorfor ligger de her?</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8T12:34:47.346902676</meta:creation-date>
    <dc:date>2017-05-08T13:04:57.090559126</dc:date>
    <meta:editing-duration>PT9M38S</meta:editing-duration>
    <meta:editing-cycles>3</meta:editing-cycles>
    <meta:generator>LibreOffice/5.1.6.2$Linux_X86_64 LibreOffice_project/10m0$Build-2</meta:generator>
    <meta:document-statistic meta:table-count="0" meta:image-count="0" meta:object-count="0" meta:page-count="1" meta:paragraph-count="15" meta:word-count="362" meta:character-count="2264" meta:non-whitespace-character-count="1898"/>
  </office:meta>
</office:document-meta>
</file>